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9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</style:style>
    <style:style style:name="P20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July 2015 <text:span text:style-name="T41">VATIA</text:span><text:span text:style-name="T42"> </text:span><text:span text:style-name="T43">Energía</text:span>, <text:span text:style-name="T44">Full</text:span><text:span text:style-name="T45"> </text:span><text:span text:style-name="T46">Stack</text:span><text:span text:style-name="T47"> </text:span><text:span text:style-name="T48">Developer</text:span>.</text:p>
          <text:list text:style-name="L4">
            <text:list-item>
              <text:p text:style-name="P6"><text:span text:style-name="T49">Energy</text:span><text:span text:style-name="T50"> </text:span><text:span text:style-name="T51">Sequence</text:span>: web platform for automatic <text:span text:style-name="T52">Virtual</text:span><text:span text:style-name="T53"> </text:span><text:span text:style-name="T54">Energetic</text:span><text:span text:style-name="T55"> </text:span><text:span text:style-name="T56">Audit</text:span>, <text:span text:style-name="T57">Energetic</text:span><text:span text:style-name="T58"> </text:span><text:span text:style-name="T59">Benchmarking</text:span>, and more.</text:p>
            </text:list-item>
          </text:list>
        </text:list-item>
        <text:list-item>
          <text:p text:style-name="P5">Since 2015 <text:span text:style-name="T60">RegaloInteligente</text:span>, <text:span text:style-name="T61">Founder</text:span>.</text:p>
          <text:list text:style-name="L5">
            <text:list-item>
              <text:p text:style-name="P7">Search engine of gifts with parameters like gender and age, and filter for prices.</text:p>
            </text:list-item>
            <text:list-item>
              <text:p text:style-name="P7">Web and Android applications (available in Google Play).</text:p>
            </text:list-item>
            <text:list-item>
              <text:p text:style-name="P7">Twitter bot with auto posting and automatic reply.</text:p>
            </text:list-item>
          </text:list>
        </text:list-item>
        <text:list-item>
          <text:p text:style-name="P5">2014 – 2015 <text:span text:style-name="T62">Axafone</text:span>, <text:span text:style-name="T63">Consultant</text:span>.</text:p>
          <text:list text:style-name="L6">
            <text:list-item>
              <text:p text:style-name="P8">Web technology consultancy.</text:p>
            </text:list-item>
            <text:list-item>
              <text:p text:style-name="P8">Customized web crawlers.</text:p>
            </text:list-item>
            <text:list-item>
              <text:p text:style-name="P8">Speaker.</text:p>
            </text:list-item>
          </text:list>
        </text:list-item>
        <text:list-item>
          <text:p text:style-name="P5">2013 – 2014 <text:span text:style-name="T64">CursosDeSEO</text:span>, <text:span text:style-name="T65">Founder</text:span>.</text:p>
          <text:p text:style-name="P9">Search engine of courses from different platforms and formats.</text:p>
        </text:list-item>
        <text:list-item>
          <text:p text:style-name="P5">2011 – 2013 <text:span text:style-name="T66">Melomics</text:span><text:span text:style-name="T67"> </text:span><text:span text:style-name="T68">Media</text:span>, <text:span text:style-name="T69">Backend</text:span><text:span text:style-name="T70"> </text:span><text:span text:style-name="T71">Developer,</text:span><text:span text:style-name="T72"> </text:span><text:span text:style-name="T73">DevOps</text:span>.</text:p>
          <text:list text:style-name="L7">
            <text:list-item>
              <text:p text:style-name="P10">Server side development and deployment of a massive online music repository, with search, streaming, purchases and public API.</text:p>
            </text:list-item>
            <text:list-item>
              <text:p text:style-name="P10">Administration of cluster of Debian servers.</text:p>
            </text:list-item>
            <text:list-item>
              <text:p text:style-name="P10">Development and deployment of automatic video edition software with additional post-processing capabilities as chroma key, effects, titles, subtitles, publishing,...</text:p>
            </text:list-item>
          </text:list>
        </text:list-item>
        <text:list-item>
          <text:p text:style-name="P5">2009 – 2011 <text:span text:style-name="T74">Universidad</text:span><text:span text:style-name="T75"> </text:span><text:span text:style-name="T76">de</text:span><text:span text:style-name="T77"> </text:span><text:span text:style-name="T78">Málaga</text:span>, <text:span text:style-name="T79">Researcher</text:span>.</text:p>
          <text:p text:style-name="P11">Computer vision research in the department of <text:span text:style-name="T80">“Computational</text:span><text:span text:style-name="T81"> </text:span><text:span text:style-name="T82">Intelligence</text:span><text:span text:style-name="T83"> </text:span><text:span text:style-name="T84">and</text:span><text:span text:style-name="T85"> </text:span><text:span text:style-name="T86">Image</text:span><text:span text:style-name="T87"> </text:span><text:span text:style-name="T88">Analysis”</text:span>, managed by José Muñoz Perez and Enrique Dominguez Merino.</text:p>
        </text:list-item>
        <text:list-item>
          <text:p text:style-name="P5">2007 – 2009 <text:span text:style-name="T89">Tedial</text:span><text:span text:style-name="T90"> </text:span><text:span text:style-name="T91">S.L.</text:span>, <text:span text:style-name="T92">Backend</text:span><text:span text:style-name="T93"> </text:span><text:span text:style-name="T94">Developer,</text:span><text:span text:style-name="T95"> </text:span><text:span text:style-name="T96">System</text:span><text:span text:style-name="T97"> </text:span><text:span text:style-name="T98">Administrator</text:span>.</text:p>
          <text:list text:style-name="L8">
            <text:list-item>
              <text:p text:style-name="P12">Server-side media storage technologies.</text:p>
            </text:list-item>
            <text:list-item>
              <text:p text:style-name="P12">Authentication, authorization, and access control.</text:p>
            </text:list-item>
            <text:list-item>
              <text:p text:style-name="P12">Management of surveillance cameras.</text:p>
            </text:list-item>
            <text:list-item>
              <text:p text:style-name="P12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99">Novasoft</text:span>, <text:span text:style-name="T100">Software</text:span><text:span text:style-name="T101"> </text:span><text:span text:style-name="T102">and</text:span><text:span text:style-name="T103"> </text:span><text:span text:style-name="T104">Web</text:span><text:span text:style-name="T105"> </text:span><text:span text:style-name="T106">Developer</text:span>.</text:p>
          <text:p text:style-name="P13">Educational video games.</text:p>
        </text:list-item>
      </text:list>
      <text:h text:style-name="Heading_20_1" text:outline-level="1">Master Thesis</text:h>
      <text:p text:style-name="Definition_20_Term_20_Tight"><text:span text:style-name="T107">Title:</text:span></text:p>
      <text:p text:style-name="Definition_20_Definition_20_Tight"><text:span text:style-name="T108">“Shape</text:span><text:span text:style-name="T109"> </text:span><text:span text:style-name="T110">recognition</text:span><text:span text:style-name="T111"> </text:span><text:span text:style-name="T112">through</text:span><text:span text:style-name="T113"> </text:span><text:span text:style-name="T114">new</text:span><text:span text:style-name="T115"> </text:span><text:span text:style-name="T116">convexity</text:span><text:span text:style-name="T117"> </text:span><text:span text:style-name="T118">descriptors”</text:span></text:p>
      <text:p text:style-name="Definition_20_Term_20_Tight"><text:span text:style-name="T119">Supervisors:</text:span></text:p>
      <text:p text:style-name="Definition_20_Definition_20_Tight">José Muñoz Perez, Enrique Dominguez Merino</text:p>
      <text:p text:style-name="Definition_20_Term_20_Tight"><text:span text:style-name="T120">Description:</text:span></text:p>
      <text:p text:style-name="Definition_20_Definition_20_Tight">For this project several new convexity descriptors were devised. Then they were tested in the recognition of the <text:span text:style-name="T121">American</text:span><text:span text:style-name="T122"> </text:span><text:span text:style-name="T123">Sign</text:span><text:span text:style-name="T124"> </text:span><text:span text:style-name="T125">Language</text:span> used by deaf people.</text:p>
      <text:h text:style-name="Heading_20_1" text:outline-level="1">Bachelor Thesis</text:h>
      <text:p text:style-name="Definition_20_Term_20_Tight"><text:span text:style-name="T126">Title:</text:span></text:p>
      <text:p text:style-name="Definition_20_Definition_20_Tight"><text:span text:style-name="T127">“A</text:span><text:span text:style-name="T128"> </text:span><text:span text:style-name="T129">Video</text:span><text:span text:style-name="T130"> </text:span><text:span text:style-name="T131">Surveillance</text:span><text:span text:style-name="T132"> </text:span><text:span text:style-name="T133">System</text:span><text:span text:style-name="T134"> </text:span><text:span text:style-name="T135">for</text:span><text:span text:style-name="T136"> </text:span><text:span text:style-name="T137">Fall</text:span><text:span text:style-name="T138"> </text:span><text:span text:style-name="T139">Detection”</text:span></text:p>
      <text:p text:style-name="Definition_20_Term_20_Tight"><text:span text:style-name="T140">Supervisors:</text:span></text:p>
      <text:p text:style-name="Definition_20_Definition_20_Tight">José Muñoz Perez</text:p>
      <text:p text:style-name="Definition_20_Term_20_Tight"><text:span text:style-name="T141">Description:</text:span></text:p>
      <text:p text:style-name="Definition_20_Definition_20_Tight">Development of a video surveillance software to automatically detect the fall of persons.</text:p>
      <text:h text:style-name="Heading_20_1" text:outline-level="1">Free Software Projects</text:h>
      <text:list text:style-name="L9">
        <text:list-item>
          <text:p text:style-name="P14">Since 2014 <text:span text:style-name="T142">WooDPD</text:span>, <text:a xlink:type="simple" xlink:href="http://woodpdplugin.com" office:name=""><text:span text:style-name="Definition">http://woodpdplugin.com</text:span></text:a>.</text:p>
          <text:p text:style-name="P15">WordPress Plugin to integrate DPD purchases in WooCommerce.</text:p>
        </text:list-item>
        <text:list-item>
          <text:p text:style-name="P14">Since 2013 <text:span text:style-name="T143">OrigamiPress</text:span>, <text:a xlink:type="simple" xlink:href="http://origamipress.com" office:name=""><text:span text:style-name="Definition">http://origamipress.com</text:span></text:a>.</text:p>
          <text:p text:style-name="P16">Blog tool, publishing platform, and CMS developed in Python. Yet to be published.</text:p>
        </text:list-item>
        <text:list-item>
          <text:p text:style-name="P14">Since 2009 <text:span text:style-name="T144">cvBlob</text:span>, <text:a xlink:type="simple" xlink:href="http://cvblob.googlecode.com" office:name=""><text:span text:style-name="Definition">http://cvblob.googlecode.com</text:span></text:a>.</text:p>
          <text:p text:style-name="P17">Blob library for OpenCV, widely used in computer vision and robotic research.</text:p>
        </text:list-item>
      </text:list>
      <text:h text:style-name="Heading_20_1" text:outline-level="1">Languages</text:h>
      <text:list text:style-name="L10">
        <text:list-item>
          <text:p text:style-name="P18"><text:span text:style-name="T145">Spanish</text:span> Native</text:p>
        </text:list-item>
        <text:list-item>
          <text:p text:style-name="P18"><text:span text:style-name="T146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47">Languages:</text:span></text:p>
      <text:p text:style-name="Definition_20_Definition_20_Tight">C, C++, Python, Bash, JavaScript, HTML5, CSS3, Java, JSON, SQL, PHP, ASP, Delphi, Octave, Matlab, ActionScript, Assembly (Intel x86, AT&amp;T). <text:span text:style-name="T148">Databases:</text:span></text:p>
      <text:p text:style-name="Definition_20_Definition_20_Tight">Oracle, MySQL, MongoDB, Redis, Memcached, ElasticSearch. <text:span text:style-name="T149">Web</text:span><text:span text:style-name="T150"> </text:span><text:span text:style-name="T151">servers:</text:span></text:p>
      <text:p text:style-name="Definition_20_Definition_20_Tight">Apache, Nginx. <text:span text:style-name="T152">Environments:</text:span></text:p>
      <text:p text:style-name="Definition_20_Definition_20_Tight">Vim, GDB, Make, CMake, Android Studio, Eclipse, KDevelop, Visual Studio. Mercurial, Git, Subversion, CVS. <text:span text:style-name="T153">Frameworks:</text:span></text:p>
      <text:p text:style-name="Definition_20_Definition_20_Tight">Pyramid, Node.js, Express.js, Bootstrap, Mako, Celery, Cornice, Scrapy, WordPress, OpenCV, OpenGL, OAuth. <text:span text:style-name="T154">Deployment:</text:span></text:p>
      <text:p text:style-name="Definition_20_Definition_20_Tight">VirtualEnv, Supervisor, Fabric, Upstart, Docker/Dokku, Vagrant. <text:span text:style-name="T155">Technologies:</text:span></text:p>
      <text:p text:style-name="Definition_20_Definition_20_Tight">RESTful Web Services, Ajax. <text:span text:style-name="T156">APIs:</text:span></text:p>
      <text:p text:style-name="Definition_20_Definition_20_Tight">PayPal, Google Wallet, Amazon, Facebook, Twitter, Braintree, Telegram. <text:span text:style-name="T157">SO:</text:span></text:p>
      <text:p text:style-name="Definition_20_Definition_20_Tight">GNU/Linux (SuSE Enterprise Server, Debian, Ubuntu), Android, Windows. <text:span text:style-name="T158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1">
        <text:list-item>
          <text:p text:style-name="P19">Ability to find creative solutions.</text:p>
        </text:list-item>
        <text:list-item>
          <text:p text:style-name="P19">Strong analytical, able to anticipate issues, resolve concerns and improve efficiency.</text:p>
        </text:list-item>
        <text:list-item>
          <text:p text:style-name="P19">Good software engineering skills.</text:p>
        </text:list-item>
        <text:list-item>
          <text:p text:style-name="P19">Care of coding standards.</text:p>
        </text:list-item>
        <text:list-item>
          <text:p text:style-name="P19">Eager to learn and develop new skills.</text:p>
        </text:list-item>
      </text:list>
      <text:h text:style-name="Heading_20_3" text:outline-level="3">Others:</text:h>
      <text:list text:style-name="L12">
        <text:list-item>
          <text:p text:style-name="P20">Ability to work without direct supervision.</text:p>
        </text:list-item>
        <text:list-item>
          <text:p text:style-name="P20">Skilled in building excellent rapport with team members and clients.</text:p>
        </text:list-item>
        <text:list-item>
          <text:p text:style-name="P20">Great verbal and written communication skills (wide experience in both Spanish and English).</text:p>
        </text:list-item>
        <text:list-item>
          <text:p text:style-name="P20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